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style:font-name="Calibri" fo:font-size="11pt" style:font-size-asian="11pt" style:font-size-complex="11pt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color="#3f7f5f" style:font-name-asian="Consolas" style:font-name-complex="Consolas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e7b00"/>
    </style:style>
    <style:style style:name="T11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est cases covering client-server interac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Test Steps</text:p>
          </table:table-cell>
          <table:table-cell table:style-name="Table1.C1" office:value-type="string">
            <text:p text:style-name="P7">Test Expected Result</text:p>
          </table:table-cell>
        </table:table-row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 (note: at this step, use a good, non-malicious destination, URL).</text:p>
            <text:p text:style-name="P7">Click the 'Minify Long URL' Button.</text:p>
          </table:table-cell>
          <table:table-cell table:style-name="Table1.C2" office:value-type="string">
            <text:p text:style-name="Table_20_Contents"><text:span text:style-name="T11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1">http://1-dot-miniurl-1.appspot.com/index.html#!/</text:span></text:a><text:span text:style-name="T11"> </text:span></text:p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into text area.</text:p>
            <text:p text:style-name="P7">Click the 'Minify Long URL' Button.</text:p>
            <text:p text:style-name="P7">Click the embedded link of the minified URL Y .</text:p>
          </table:table-cell>
          <table:table-cell table:style-name="Table1.C2" office:value-type="string">
            <text:p text:style-name="P7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long URL X into text area.</text:p>
            <text:p text:style-name="P7">Click the 'Minify Long URL' Button.</text:p>
            <text:p text:style-name="P7">Select and copy the minfied URL Y to clipboard.</text:p>
            <text:p text:style-name="P7">Open a new browser window / tab. </text:p>
            <text:p text:style-name="P7">Enter URL Y into the address box and hit 'go' .</text:p>
          </table:table-cell>
          <table:table-cell table:style-name="Table1.C2" office:value-type="string">
            <text:p text:style-name="P7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7">Open a new browser window / tab.</text:p>
            <text:p text:style-name="Table_20_Contents"><text:span text:style-name="T11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1">http://1-dot-miniurl-1.appspot.com/completelyRandomUrl</text:span></text:a><text:span text:style-name="T11"> </text:span></text:p>
            <text:p text:style-name="P7">(<text:span text:style-name="T9">Important</text:span>: notice the absence of the “#!” in URI)</text:p>
            <text:p text:style-name="P7">Hit 'go'.</text:p>
          </table:table-cell>
          <table:table-cell table:style-name="Table1.C2" office:value-type="string">
            <text:p text:style-name="P5"><text:span text:style-name="T11">Browser navigates to the page </text:span><text:a xlink:type="simple" xlink:href="http://1-dot-miniurl-1.appspot.com/index.html#!/miniUrlNotFound" text:style-name="Internet_20_link" text:visited-style-name="Visited_20_Internet_20_Link"><text:span text:style-name="T11">http://1-dot-miniurl-1.appspot.com/index.html#!/miniUrlNotFound</text:span></text:a><text:span text:style-name="T11"> with the notification “</text:span><text:span text:style-name="T3">Your Minified URL could not be found in our database. We apologize for that.</text:span><text:span text:style-name="T11"> “</text:span></text:p>
          </table:table-cell>
        </table:table-row>
        <table:table-row>
          <table:table-cell table:style-name="Table1.A2" office:value-type="float" office:value="5">
            <text:p text:style-name="P7">5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into the text area the following URL (which is designed to be flagged as a malicious web site by Google Safe Browsing): <text:span text:style-name="T8">http://malware.testing.google.test/testing/malware/</text:span></text:p>
            <text:p text:style-name="P7">Click the 'Minify Long URL' Button.</text:p>
          </table:table-cell>
          <table:table-cell table:style-name="Table1.C2" office:value-type="string">
            <text:p text:style-name="P6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7">6</text:p>
          </table:table-cell>
          <table:table-cell table:style-name="Table1.B2" office:value-type="string">
            <text:p text:style-name="P7">Use your favorite REST Client software to issue the following Http request:</text:p>
            <text:p text:style-name="P7"/>
            <text:list xml:id="list7986663728203346893" text:style-name="L1">
              <text:list-item>
                <text:p text:style-name="P9">Method: Post</text:p>
              </text:list-item>
              <text:list-item>
                <text:p text:style-name="P8"><text:span text:style-name="T11">URL: </text:span><text:a xlink:type="simple" xlink:href="http://1-dot-miniurl-1.appspot.com/#!/" text:style-name="Internet_20_link" text:visited-style-name="Visited_20_Internet_20_Link"><text:span text:style-name="T11">http://1-dot-miniurl-1.appspot.com</text:span></text:a><text:span text:style-name="T11">/minify</text:span></text:p>
              </text:list-item>
              <text:list-item>
                <text:p text:style-name="P9">Content-Type: application/json</text:p>
              </text:list-item>
              <text:list-item>
                <text:p text:style-name="P9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6">The server reply wold be a <text:s/>JSON formatted data of this structure: <text:span text:style-name="T4">{</text:span></text:p>
            <text:p text:style-name="P3">"<text:span text:style-name="T10">errorString</text:span>": "",</text:p>
            <text:p text:style-name="P4"><text:span text:style-name="T5">"</text:span><text:span text:style-name="T6">minifiedUrl</text:span><text:span text:style-name="T5">": "</text:span><text:a xlink:type="simple" xlink:href="http://1-dot-miniurl-1.appspot.com/GA======" text:style-name="Internet_20_link" text:visited-style-name="Visited_20_Internet_20_Link"><text:span text:style-name="T7">http://1-dot-miniurl-1.appspot.com:80/GA======</text:span></text:a><text:span text:style-name="T5">"</text:span></text:p>
            <text:p text:style-name="P2">}</text:p>
            <text:p text:style-name="P6"/>
          </table:table-cell>
        </table:table-row>
        <table:table-row>
          <table:table-cell table:style-name="Table1.A2" office:value-type="float" office:value="7">
            <text:p text:style-name="P7">7</text:p>
          </table:table-cell>
          <table:table-cell table:style-name="Table1.B2" office:value-type="string">
            <text:p text:style-name="P7">From the JSON reply of step 6, copy the minifiedURL</text:p>
            <text:p text:style-name="P7">Enter into your browser's address box and hit 'go'</text:p>
          </table:table-cell>
          <table:table-cell table:style-name="Table1.C2" office:value-type="string">
            <text:p text:style-name="P6">The browser page shows the message: “<text:span text:style-name="T2">Ouch, sorry, your destination is a suspected malicious site. We cannot take you there!</text:span>”</text:p>
          </table:table-cell>
        </table:table-row>
        <text:soft-page-break/>
        <table:table-row>
          <table:table-cell table:style-name="Table1.A2" office:value-type="float" office:value="8">
            <text:p text:style-name="P7">8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more then allowed count of characters into text area. Note: max allowed characters in production is 4000 characters, if hostname is 'localhost' then it is 100 characters. 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7">9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7">Enter some URL X with the embedded string 'script'.</text:p>
            <text:p text:style-name="P7">Click the 'Minify Long URL' Button.</text:p>
          </table:table-cell>
          <table:table-cell table:style-name="Table1.C2" office:value-type="string">
            <text:p text:style-name="P6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03T13:25:55.56</dc:date>
    <dc:creator>Guy Sagy</dc:creator>
    <meta:editing-duration>PT2H6M53S</meta:editing-duration>
    <meta:editing-cycles>17</meta:editing-cycles>
    <meta:generator>OpenOffice/4.1.3$Win32 OpenOffice.org_project/413m1$Build-9783</meta:generator>
    <meta:document-statistic meta:table-count="1" meta:image-count="0" meta:object-count="0" meta:page-count="2" meta:paragraph-count="60" meta:word-count="460" meta:character-count="3128"/>
  </office:meta>
</office:document-meta>
</file>